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4113" officeooo:paragraph-rsid="000d4113"/>
    </style:style>
    <style:style style:name="P2" style:family="paragraph" style:parent-style-name="Text_20_body">
      <style:text-properties officeooo:rsid="000d4113" officeooo:paragraph-rsid="000d4113"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zam complexitatea functiei merge sort din utils.</text:p>
      <text:p text:style-name="P3"><text:span text:style-name="T1">Sortarea prin interclasare</text:span>, sau <text:span text:style-name="T1">Mergesort</text:span> este o metodă eficientă de sortare a elementelor unui tablou, bazată pe următoarea idee: dacă prima jumătate a tabloului are elementele sortate și a doua jumătate are de asemenea elementele sortate, prin interclasare se va obține tabloul sortat. </text:p>
      <text:p text:style-name="P4">Caz favorabil</text:p>
      <text:p text:style-name="P3">sorted_list = [1, 2, 3, 4, 5, 6]</text:p>
      <text:p text:style-name="P3">merge_sort(sorted_list)</text:p>
      <text:p text:style-name="P3">Complexitate favorabilă: O(n log n)</text:p>
      <text:p text:style-name="P4">Caz <text:span text:style-name="T2">d</text:span>efavorabil</text:p>
      <text:p text:style-name="P3">reverse_sorted_list = [6, 5, 4, 3, 2, 1]</text:p>
      <text:p text:style-name="P3">merge_sort(reverse_sorted_list)</text:p>
      <text:p text:style-name="P3">Complexitate <text:span text:style-name="T2">d</text:span>efavorabilă: O(n log n)</text:p>
      <text:p text:style-name="P4">Cazul mediu:</text:p>
      <text:p text:style-name="P3">Pentru merge_sort, cazul mediu este similar cu cazul favorabil și nefavorabil.</text:p>
      <text:p text:style-name="P3">Complexitatea medie este: O(n log n).</text:p>
      <text:p text:style-name="P4">Overall Complexity:</text:p>
      <text:p text:style-name="P3">Prin urmare, complexitatea totală a merge_sort este: O(n log n)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22:43:07.162000000</meta:creation-date>
    <dc:date>2024-01-11T11:33:11.518000000</dc:date>
    <meta:editing-duration>PT7M3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5" meta:word-count="113" meta:character-count="777" meta:non-whitespace-character-count="678"/>
  </office:meta>
</office:document-meta>
</file>